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7538b" officeooo:paragraph-rsid="0007538b"/>
    </style:style>
    <style:style style:name="P3" style:family="paragraph" style:parent-style-name="Standard">
      <style:paragraph-properties fo:text-align="center" style:justify-single-word="false"/>
      <style:text-properties officeooo:rsid="0007538b" officeooo:paragraph-rsid="0007538b"/>
    </style:style>
    <style:style style:name="P4" style:family="paragraph" style:parent-style-name="Standard">
      <style:text-properties officeooo:rsid="0007538b" officeooo:paragraph-rsid="0007f8f1"/>
    </style:style>
    <style:style style:name="P5" style:family="paragraph" style:parent-style-name="Standard">
      <style:text-properties officeooo:rsid="0007538b" officeooo:paragraph-rsid="000820c0"/>
    </style:style>
    <style:style style:name="P6" style:family="paragraph" style:parent-style-name="Standard">
      <style:text-properties officeooo:rsid="0007538b" officeooo:paragraph-rsid="000c2b0d"/>
    </style:style>
    <style:style style:name="P7" style:family="paragraph" style:parent-style-name="Standard">
      <style:text-properties fo:font-style="italic" officeooo:rsid="0007538b" officeooo:paragraph-rsid="0007538b" style:font-style-asian="italic" style:font-style-complex="italic"/>
    </style:style>
    <style:style style:name="P8" style:family="paragraph" style:parent-style-name="Standard">
      <style:text-properties officeooo:rsid="0007f8f1" officeooo:paragraph-rsid="0007f8f1"/>
    </style:style>
    <style:style style:name="P9" style:family="paragraph" style:parent-style-name="Standard">
      <style:text-properties officeooo:rsid="00087f6a" officeooo:paragraph-rsid="000c2b0d"/>
    </style:style>
    <style:style style:name="P10" style:family="paragraph" style:parent-style-name="Standard">
      <style:text-properties officeooo:rsid="0008ad45" officeooo:paragraph-rsid="0008ad45"/>
    </style:style>
    <style:style style:name="P11" style:family="paragraph" style:parent-style-name="Standard">
      <style:text-properties officeooo:rsid="0008ad45" officeooo:paragraph-rsid="00096b50"/>
    </style:style>
    <style:style style:name="P12" style:family="paragraph" style:parent-style-name="Standard">
      <style:text-properties officeooo:rsid="00096b50" officeooo:paragraph-rsid="00096b50"/>
    </style:style>
    <style:style style:name="P13" style:family="paragraph" style:parent-style-name="Standard">
      <style:text-properties officeooo:rsid="000b6ad3" officeooo:paragraph-rsid="000c2b0d"/>
    </style:style>
    <style:style style:name="P14" style:family="paragraph" style:parent-style-name="Standard">
      <style:text-properties officeooo:rsid="000f06bd" officeooo:paragraph-rsid="000f06bd"/>
    </style:style>
    <style:style style:name="P15" style:family="paragraph" style:parent-style-name="Standard">
      <style:text-properties officeooo:rsid="000f06bd" officeooo:paragraph-rsid="00102237"/>
    </style:style>
    <style:style style:name="P16" style:family="paragraph" style:parent-style-name="Standard">
      <style:text-properties officeooo:rsid="001128b4" officeooo:paragraph-rsid="001128b4"/>
    </style:style>
    <style:style style:name="P17" style:family="paragraph" style:parent-style-name="Standard">
      <style:text-properties officeooo:rsid="0012249f" officeooo:paragraph-rsid="001128b4"/>
    </style:style>
    <style:style style:name="P18" style:family="paragraph" style:parent-style-name="Standard">
      <style:text-properties officeooo:rsid="0012249f" officeooo:paragraph-rsid="0012249f"/>
    </style:style>
    <style:style style:name="P19" style:family="paragraph" style:parent-style-name="Standard">
      <style:text-properties officeooo:rsid="0012b38e" officeooo:paragraph-rsid="0012b38e"/>
    </style:style>
    <style:style style:name="T1" style:family="text">
      <style:text-properties officeooo:rsid="0007f8f1"/>
    </style:style>
    <style:style style:name="T2" style:family="text">
      <style:text-properties officeooo:rsid="000820c0"/>
    </style:style>
    <style:style style:name="T3" style:family="text">
      <style:text-properties officeooo:rsid="0008ad45"/>
    </style:style>
    <style:style style:name="T4" style:family="text">
      <style:text-properties officeooo:rsid="00096b50"/>
    </style:style>
    <style:style style:name="T5" style:family="text">
      <style:text-properties officeooo:rsid="000d1254"/>
    </style:style>
    <style:style style:name="T6" style:family="text">
      <style:text-properties officeooo:rsid="00102237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2249f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2249f"/>
    </style:style>
    <style:style style:name="T12" style:family="text">
      <style:text-properties style:text-position="super 58%" officeooo:rsid="000820c0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122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Semantical <text:span text:style-name="T3">Quality</text:span></text:p>
      <text:p text:style-name="P3">by Sven Nilsen, 2021</text:p>
      <text:p text:style-name="P2"/>
      <text:p text:style-name="P7">In this paper I introduce a partial equivalence operator for use in Path Semantics.</text:p>
      <text:p text:style-name="P2"/>
      <text:p text:style-name="P2">A path semantical<text:span text:style-name="T10"><text:reference-ref text:reference-format="text" text:ref-name="path semantics">[1]</text:reference-ref></text:span> <text:span text:style-name="T3">quality</text:span> between `a` and `b` is written:</text:p>
      <text:p text:style-name="P2"/>
      <text:p text:style-name="P2"><text:tab/>a ~~ b<text:tab/><text:tab/><text:span text:style-name="T1">psq(a, b)</text:span></text:p>
      <text:p text:style-name="P2"/>
      <text:p text:style-name="P2">Where `~~` is infix <text:span text:style-name="T5">notation</text:span> <text:span text:style-name="T1">and `psq` is the explicit function name.</text:span></text:p>
      <text:p text:style-name="P8">When `=` is used instead of `==`, one might use `~`.</text:p>
      <text:p text:style-name="P11"/>
      <text:p text:style-name="P11">Path semantical quality is <text:span text:style-name="T8">logically close to </text:span>biconditional<text:span text:style-name="T10"><text:reference-ref text:reference-format="text" text:ref-name="logical biconditional">[2]</text:reference-ref></text:span><text:span text:style-name="T13">, </text:span><text:span text:style-name="T14">but is also a partial equivalence relation</text:span><text:span text:style-name="T11"><text:reference-ref text:reference-format="text" text:ref-name="partial equivalence relation">[3]</text:reference-ref></text:span>.</text:p>
      <text:p text:style-name="P10">The “quality” word is used to distinguish it from “equality” <text:span text:style-name="T4">and mere “partial equivalence”</text:span>.</text:p>
      <text:p text:style-name="P2"/>
      <text:p text:style-name="P2"><text:span text:style-name="T1">Being a partial equivalence</text:span> relation, <text:span text:style-name="T1">it</text:span> is symmetric and trans<text:span text:style-name="T1">i</text:span>tive, but no<text:span text:style-name="T1">t necessarily </text:span>reflexive:</text:p>
      <text:p text:style-name="P2"/>
      <text:p text:style-name="P2"><text:tab/>∀ a, b { (a ~~ b) == (b ~~ a) }<text:tab/><text:tab/><text:tab/><text:span text:style-name="T1">Symmetry</text:span></text:p>
      <text:p text:style-name="P2"/>
      <text:p text:style-name="P4"><text:tab/>∀ <text:span text:style-name="T1">a, b, c { (a ~~ b) ∧ (b ~~ c) =&gt; (a ~~ c) }<text:tab/><text:tab/>Transitivity</text:span></text:p>
      <text:p text:style-name="P4"/>
      <text:p text:style-name="P8">What makes `psq` different from <text:span text:style-name="T2">`eqb` is how biconditions are lifted, requiring symbolic distinction</text:span><text:span text:style-name="T12"><text:reference-ref text:reference-format="text" text:ref-name="symbolic distinction">[4]</text:reference-ref></text:span><text:span text:style-name="T2">:</text:span></text:p>
      <text:p text:style-name="P4"/>
      <text:p text:style-name="P4"><text:tab/><text:span text:style-name="T1">(a =&gt; b) ∧ (b =&gt; a)<text:tab/><text:tab/><text:tab/>&lt;=&gt;<text:tab/><text:tab/>a == b</text:span></text:p>
      <text:p text:style-name="P4"/>
      <text:p text:style-name="P5"><text:tab/><text:span text:style-name="T1">(a =&gt; b) ∧ (b =&gt; a) ∧ sd(a, b)<text:tab/><text:tab/>=&gt;<text:tab/><text:tab/>a ~~ b</text:span></text:p>
      <text:p text:style-name="P12"/>
      <text:p text:style-name="P16">Where `sd` is <text:span text:style-name="T8">the</text:span> special operator for symbolic distinction.</text:p>
      <text:p text:style-name="P9"><text:span text:style-name="T4">N</text:span>otice that `=&gt;` is used instead of `&lt;=&gt;` because the converse<text:span text:style-name="T10"><text:reference-ref text:reference-format="text" text:ref-name="converse">[5]</text:reference-ref></text:span> does not hold.</text:p>
      <text:p text:style-name="P9"/>
      <text:p text:style-name="P9">The converse <text:span text:style-name="T4">drops the the requirement of symbolic distinction:</text:span></text:p>
      <text:p text:style-name="P6"/>
      <text:p text:style-name="P6"><text:tab/><text:span text:style-name="T2">a ~~ b<text:tab/><text:tab/>=&gt;<text:tab/><text:tab/>a == b</text:span></text:p>
      <text:p text:style-name="P13"/>
      <text:p text:style-name="P14">So, all path semantical qualities are equalities, but not vice versa.</text:p>
      <text:p text:style-name="P14">This means path semantical quality, when assumed, is a stronger notion of equality.</text:p>
      <text:p text:style-name="P14"/>
      <text:p text:style-name="P16"><text:span text:style-name="T7">There are two ways of arriving at `a ~~ a`:</text:span></text:p>
      <text:p text:style-name="P14"/>
      <text:p text:style-name="P14"><text:tab/><text:span text:style-name="T1">(a =</text:span>=<text:span text:style-name="T1"> b) ∧ (a !~= b)<text:tab/><text:tab/>=&gt;<text:tab/>a ~~ a<text:tab/><text:tab/></text:span>Product Witness</text:p>
      <text:p text:style-name="P14"/>
      <text:p text:style-name="P15"><text:tab/><text:span text:style-name="T6">(</text:span>a ~~ <text:span text:style-name="T6">a) ∧ ¬∃ b : arg { sd(a, b) =&gt; (a == b) }<text:tab/><text:tab/>Loop Witness</text:span></text:p>
      <text:p text:style-name="P14"/>
      <text:p text:style-name="P16">The Product Witness arrives at `a ~~ a` through `a ~~ b` using transitivity and symmetry.</text:p>
      <text:p text:style-name="P16">The Loop Witness arrives at `a ~~ a` through directly assuming it.</text:p>
      <text:p text:style-name="P16">Product Witness and Loop Witness are part of the theory of Avatar Extensions<text:span text:style-name="T10"><text:reference-ref text:reference-format="text" text:ref-name="avatar extensions">[6]</text:reference-ref></text:span>.</text:p>
      <text:h text:style-name="P1" text:outline-level="3">References:</text:h>
      <text:p text:style-name="P16"/>
      <text:p text:style-name="P17"><text:reference-mark-start text:name="path semantics"/>[1]<text:reference-mark-end text:name="path semantics"/><text:tab/>“Path Semantics”</text:p>
      <text:p text:style-name="P17"><text:tab/>AdvancedResearch</text:p>
      <text:p text:style-name="P18"><text:tab/><text:a xlink:type="simple" xlink:href="https://github.com/advancedresearch/path_semantics" text:style-name="Internet_20_link" text:visited-style-name="Visited_20_Internet_20_Link"><text:span text:style-name="T9">https://github.com/advancedresearch/path_semantics</text:span></text:a></text:p>
      <text:p text:style-name="P18"/>
      <text:p text:style-name="P18"><text:reference-mark-start text:name="logical biconditional"/>[2]<text:reference-mark-end text:name="logical biconditional"/><text:tab/>“Logical biconditional”</text:p>
      <text:p text:style-name="P18"><text:tab/>Wikipedia</text:p>
      <text:p text:style-name="P18"><text:tab/><text:a xlink:type="simple" xlink:href="https://en.wikipedia.org/wiki/Logical_biconditional" text:style-name="Internet_20_link" text:visited-style-name="Visited_20_Internet_20_Link"><text:span text:style-name="T9">https://en.wikipedia.org/wiki/Logical_biconditional</text:span></text:a></text:p>
      <text:p text:style-name="P18"/>
      <text:p text:style-name="P18"><text:reference-mark-start text:name="partial equivalence relation"/>[3]<text:reference-mark-end text:name="partial equivalence relation"/><text:tab/>“Partial equivalence relation”</text:p>
      <text:p text:style-name="P18"><text:tab/>Wikipedia</text:p>
      <text:p text:style-name="P18"><text:tab/><text:a xlink:type="simple" xlink:href="https://en.wikipedia.org/wiki/Partial_equivalence_relation" text:style-name="Internet_20_link" text:visited-style-name="Visited_20_Internet_20_Link"><text:span text:style-name="T9">https://en.wikipedia.org/wiki/Partial_equivalence_relation</text:span></text:a></text:p>
      <text:p text:style-name="P18"/>
      <text:p text:style-name="P18"><text:reference-mark-start text:name="symbolic distinction"/>[4]<text:reference-mark-end text:name="symbolic distinction"/><text:tab/>“Symbolic Distiction”</text:p>
      <text:p text:style-name="P18"><text:tab/>Sven Nilsen, 2021</text:p>
      <text:p text:style-name="P18"><text:tab/><text:a xlink:type="simple" xlink:href="https://github.com/advancedresearch/path_semantics/blob/master/papers-wip2/symbolic-distinction.pdf" text:style-name="Internet_20_link" text:visited-style-name="Visited_20_Internet_20_Link"><text:span text:style-name="T9">https://github.com/advancedresearch/path_semantics/blob/master/papers-wip2/symbolic-distinction.pdf</text:span></text:a></text:p>
      <text:p text:style-name="P18"/>
      <text:p text:style-name="P19"><text:reference-mark-start text:name="converse"/>[5]<text:reference-mark-end text:name="converse"/><text:tab/>“Converse (logic)”</text:p>
      <text:p text:style-name="P19"><text:tab/>Wikipedia</text:p>
      <text:p text:style-name="P19"><text:tab/><text:a xlink:type="simple" xlink:href="https://en.wikipedia.org/wiki/Converse_(logic" text:style-name="Internet_20_link" text:visited-style-name="Visited_20_Internet_20_Link"><text:span text:style-name="T9">https://en.wikipedia.org/wiki/Converse_(logic</text:span></text:a><text:span text:style-name="T9">)</text:span></text:p>
      <text:p text:style-name="P19"/>
      <text:p text:style-name="P19"><text:reference-mark-start text:name="avatar extensions"/>[6]<text:reference-mark-end text:name="avatar extensions"/><text:tab/>“Avatar Extensions”</text:p>
      <text:p text:style-name="P19"><text:tab/>AdvancedResearch – Summary page on Avatar Extensions</text:p>
      <text:p text:style-name="P19"><text:tab/><text:a xlink:type="simple" xlink:href="https://advancedresearch.github.io/avatar-extensions/summary.html" text:style-name="Internet_20_link" text:visited-style-name="Visited_20_Internet_20_Link"><text:span text:style-name="T9">https://advancedresearch.github.io/avatar-extensions/summary.html</text:span>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04:59:13.899071000</meta:creation-date>
    <dc:date>2021-09-13T12:57:04.428759000</dc:date>
    <meta:editing-duration>PT3M1S</meta:editing-duration>
    <meta:editing-cycles>1</meta:editing-cycles>
    <meta:document-statistic meta:table-count="0" meta:image-count="0" meta:object-count="0" meta:page-count="2" meta:paragraph-count="46" meta:word-count="356" meta:character-count="2328" meta:non-whitespace-character-count="1983"/>
    <meta:generator>LibreOffice/5.1.2.2$MacOSX_X86_64 LibreOffice_project/d3bf12ecb743fc0d20e0be0c58ca359301eb705f</meta:generator>
  </office:meta>
</office:document-meta>
</file>